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objectwithoutfill">
      <style:graphic-properties draw:fill="solid" draw:fill-color="#729fcf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1.999cm" svg:height="1.999cm" draw:transform="rotate (-1.5707963267949) translate (4cm 2cm)" svg:viewBox="0 0 2000 2000" draw:points="0,2000 2000,2000 2000,1000 1000,1000 1000,0 0,1000">
            <text:p/>
          </draw:polygon>
          <draw:frame draw:style-name="gr2" draw:text-style-name="P2" draw:layer="layout" svg:width="0.925cm" svg:height="0.962cm" svg:x="2cm" svg:y="2.737cm">
            <draw:text-box>
              <text:p>A</text:p>
            </draw:text-box>
          </draw:frame>
        </draw:g>
        <draw:g>
          <draw:polygon draw:style-name="gr1" draw:text-style-name="P1" draw:layer="layout" svg:width="1.999cm" svg:height="1.999cm" svg:x="5cm" svg:y="2cm" svg:viewBox="0 0 2000 2000" draw:points="1000,2000 2000,2000 2000,0 1000,0 0,1000 1000,1000">
            <text:p/>
          </draw:polygon>
          <draw:frame draw:style-name="gr3" draw:text-style-name="P4" draw:layer="layout" svg:width="0.959cm" svg:height="0.962cm" svg:x="6cm" svg:y="3cm">
            <draw:text-box>
              <text:p text:style-name="P3">R</text:p>
            </draw:text-box>
          </draw:frame>
        </draw:g>
        <draw:g>
          <draw:polygon draw:style-name="gr1" draw:text-style-name="P1" draw:layer="layout" svg:width="1.999cm" svg:height="1.999cm" svg:x="8cm" svg:y="2cm" svg:viewBox="0 0 2000 2000" draw:points="1000,2000 2000,2000 2000,0 1000,0 0,1000 1000,1000">
            <text:p/>
          </draw:polygon>
          <draw:frame draw:style-name="gr2" draw:text-style-name="P4" draw:layer="layout" svg:width="0.925cm" svg:height="0.962cm" svg:x="9cm" svg:y="3cm">
            <draw:text-box>
              <text:p text:style-name="P3">E</text:p>
            </draw:text-box>
          </draw:frame>
        </draw:g>
        <draw:g>
          <draw:polygon draw:style-name="gr1" draw:text-style-name="P1" draw:layer="layout" svg:width="1.999cm" svg:height="2.999cm" draw:transform="rotate (1.5707963267949) translate (11cm 4cm)" svg:viewBox="0 0 2000 3000" draw:points="0,0 1000,0 1000,1000 2000,1000 2000,2000 1000,3000 1000,2000 0,2000">
            <text:p/>
          </draw:polygon>
          <draw:frame draw:style-name="gr4" draw:text-style-name="P2" draw:layer="layout" svg:width="0.853cm" svg:height="0.962cm" svg:x="12cm" svg:y="3.049cm">
            <draw:text-box>
              <text:p>L</text:p>
            </draw:text-box>
          </draw:frame>
        </draw:g>
        <draw:polygon draw:style-name="gr1" draw:text-style-name="P1" draw:layer="layout" svg:width="1.999cm" svg:height="1.999cm" svg:x="15cm" svg:y="2cm" svg:viewBox="0 0 2000 2000" draw:points="0,0 1000,0 1000,1000 2000,2000 0,2000">
          <text:p/>
        </draw:polygon>
        <draw:frame draw:style-name="gr5" draw:text-style-name="P2" draw:layer="layout" svg:width="0.001cm" svg:height="1cm" svg:x="15.6cm" svg:y="3cm">
          <draw:text-box>
            <text:p>O</text:p>
          </draw:text-box>
        </draw:frame>
        <draw:polygon draw:style-name="gr1" draw:text-style-name="P1" draw:layer="layout" svg:width="1.999cm" svg:height="0.999cm" draw:transform="rotate (-1.5707963267949) translate (19cm 2cm)" svg:viewBox="0 0 2000 1000" draw:points="0,0 2000,0 2000,1000 1000,1000">
          <text:p/>
        </draw:polygon>
        <draw:frame draw:style-name="gr6" draw:text-style-name="P2" draw:layer="layout" svg:width="1.031cm" svg:height="0.962cm" svg:x="18cm" svg:y="3.086cm">
          <draw:text-box>
            <text:p>M</text:p>
          </draw:text-box>
        </draw:frame>
        <draw:polygon draw:style-name="gr1" draw:text-style-name="P1" draw:layer="layout" svg:width="1.999cm" svg:height="2.999cm" draw:transform="rotate (-1.5707963267949) translate (5cm 5cm)" svg:viewBox="0 0 2000 3000" draw:points="1000,3000 2000,3000 2000,0 0,2000 1000,2000">
          <text:p/>
        </draw:polygon>
        <draw:frame draw:style-name="gr7" draw:text-style-name="P2" draw:layer="layout" svg:width="0.891cm" svg:height="0.962cm" svg:x="3cm" svg:y="6cm">
          <draw:text-box>
            <text:p>T</text:p>
          </draw:text-box>
        </draw:frame>
        <draw:polygon draw:style-name="gr1" draw:text-style-name="P1" draw:layer="layout" svg:width="2.999cm" svg:height="0.999cm" draw:transform="rotate (-1.5707963267949) translate (7cm 5cm)" svg:viewBox="0 0 3000 1000" draw:points="1000,1000 3000,1000 3000,0 0,0">
          <text:p/>
        </draw:polygon>
        <draw:frame draw:style-name="gr8" draw:text-style-name="P2" draw:layer="layout" svg:width="1cm" svg:height="0.962cm" svg:x="6cm" svg:y="7cm">
          <draw:text-box>
            <text:p>S</text:p>
          </draw:text-box>
        </draw:frame>
        <draw:polygon draw:style-name="gr1" draw:text-style-name="P1" draw:layer="layout" svg:width="1.999cm" svg:height="0.999cm" draw:transform="rotate (-1.5707963267949) translate (10cm 5cm)" svg:viewBox="0 0 2000 1000" draw:points="0,1000 2000,1000 2000,0 0,0">
          <text:p/>
        </draw:polygon>
        <draw:frame draw:style-name="gr9" draw:text-style-name="P2" draw:layer="layout" svg:width="0.997cm" svg:height="0.962cm" svg:x="9cm" svg:y="6cm">
          <draw:text-box>
            <text:p>Q</text:p>
          </draw:text-box>
        </draw:frame>
        <draw:polygon draw:style-name="gr1" draw:text-style-name="P1" draw:layer="layout" svg:width="1.999cm" svg:height="0.999cm" svg:x="13cm" svg:y="6cm" svg:viewBox="0 0 2000 1000" draw:points="0,1000 2000,1000 1000,0">
          <text:p/>
        </draw:polygon>
        <draw:polygon draw:style-name="gr1" draw:text-style-name="P1" draw:layer="layout" svg:width="1.999cm" svg:height="1.999cm" svg:x="16cm" svg:y="5cm" svg:viewBox="0 0 2000 2000" draw:points="0,1000 1000,1000 1000,0 2000,0 2000,2000 0,2000">
          <text:p/>
        </draw:polygon>
        <draw:frame draw:style-name="gr10" draw:text-style-name="P2" draw:layer="layout" svg:width="0.82cm" svg:height="0.962cm" svg:x="17.1cm" svg:y="5.937cm">
          <draw:text-box>
            <text:p>J</text:p>
          </draw:text-box>
        </draw:frame>
        <draw:frame draw:style-name="gr3" draw:text-style-name="P2" draw:layer="layout" svg:width="0.959cm" svg:height="0.962cm" svg:x="13.5cm" svg:y="6.1cm">
          <draw:text-box>
            <text:p>D</text:p>
          </draw:text-box>
        </draw:frame>
        <draw:polygon draw:style-name="gr1" draw:text-style-name="P1" draw:layer="layout" svg:width="1.999cm" svg:height="0.999cm" svg:x="2cm" svg:y="9cm" svg:viewBox="0 0 2000 1000" draw:points="0,1000 2000,1000 2000,0 0,0">
          <text:p/>
        </draw:polygon>
        <draw:frame draw:style-name="gr2" draw:text-style-name="P2" draw:layer="layout" svg:width="0.925cm" svg:height="0.962cm" svg:x="2.5cm" svg:y="9cm">
          <draw:text-box>
            <text:p>B</text:p>
          </draw:text-box>
        </draw:frame>
        <draw:frame draw:style-name="gr3" draw:text-style-name="P2" draw:layer="layout" svg:width="0.959cm" svg:height="0.962cm" svg:x="6cm" svg:y="9cm">
          <draw:text-box>
            <text:p>N</text:p>
          </draw:text-box>
        </draw:frame>
        <draw:polygon draw:style-name="gr1" draw:text-style-name="P1" draw:layer="layout" svg:width="1.999cm" svg:height="0.999cm" draw:transform="rotate (-1.5707963267949) translate (10cm 9cm)" svg:viewBox="0 0 2000 1000" draw:points="0,1000 2000,1000 2000,0 1000,0">
          <text:p/>
        </draw:polygon>
        <draw:frame draw:style-name="gr2" draw:text-style-name="P2" draw:layer="layout" svg:width="0.925cm" svg:height="0.962cm" svg:x="9.108cm" svg:y="10.002cm">
          <draw:text-box>
            <text:p>Y</text:p>
          </draw:text-box>
        </draw:frame>
        <draw:polygon draw:style-name="gr1" draw:text-style-name="P1" draw:layer="layout" svg:width="1.999cm" svg:height="1.999cm" svg:x="11cm" svg:y="9cm" svg:viewBox="0 0 2000 2000" draw:points="0,2000 2000,2000 2000,0">
          <text:p/>
        </draw:polygon>
        <draw:frame draw:style-name="gr11" draw:text-style-name="P2" draw:layer="layout" svg:width="0.68cm" svg:height="0.962cm" svg:x="12.1cm" svg:y="9.856cm">
          <draw:text-box>
            <text:p>I</text:p>
          </draw:text-box>
        </draw:frame>
        <draw:polygon draw:style-name="gr1" draw:text-style-name="P1" draw:layer="layout" svg:width="2.999cm" svg:height="1.999cm" draw:transform="rotate (-1.5707963267949) translate (17cm 8cm)" svg:viewBox="0 0 3000 2000" draw:points="0,2000 2000,2000 2000,1000 3000,1000 3000,0 1000,0 1000,1000 0,1000">
          <text:p/>
        </draw:polygon>
        <draw:frame draw:style-name="gr3" draw:text-style-name="P2" draw:layer="layout" svg:width="0.959cm" svg:height="0.962cm" svg:x="16cm" svg:y="9.671cm">
          <draw:text-box>
            <text:p>U</text:p>
          </draw:text-box>
        </draw:frame>
        <draw:polygon draw:style-name="gr1" draw:text-style-name="P1" draw:layer="layout" svg:width="2.999cm" svg:height="1.999cm" svg:x="5cm" svg:y="9cm" svg:viewBox="0 0 3000 2000" draw:points="0,0 3000,0 3000,1000 1000,1000 1000,2000 0,2000">
          <text:p/>
        </draw:polygon>
        <draw:path draw:style-name="gr12" draw:text-style-name="P5" draw:layer="layout" svg:width="9.999cm" svg:height="9.999cm" svg:x="4cm" svg:y="13cm" svg:viewBox="0 0 10000 10000" svg:d="M0 1000h1000v-1000h4000 4000v1000h1000v4000 4000h-1000v1000h-4000-4000v-1000h-1000zM2000 2000h-1000v6000h1000v1000h6000v-1000h1000v-6000h-1000v-1000h-6000z">
          <text:p/>
        </draw:path>
        <draw:path draw:style-name="gr12" draw:text-style-name="P5" draw:layer="layout" svg:width="7.999cm" svg:height="7.999cm" svg:x="5cm" svg:y="14cm" svg:viewBox="0 0 8000 8000" svg:d="M3000 3000v2000h2000v-2000zM2000 0l-2000 2000v4000l2000 2000h4000l2000-2000v-4000l-2000-20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2:59:43.072000000</meta:creation-date>
    <dc:date>2019-02-14T19:53:07.973000000</dc:date>
    <meta:editing-duration>PT1H2M26S</meta:editing-duration>
    <meta:editing-cycles>2</meta:editing-cycles>
    <meta:generator>LibreOffice/5.0.4.2$Windows_X86_64 LibreOffice_project/2b9802c1994aa0b7dc6079e128979269cf95bc78</meta:generator>
    <meta:document-statistic meta:object-count="38"/>
  </office:meta>
</office:document-meta>
</file>